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_24__24__7b_ROWCONTEXTS_3d_RequestsForLeaveOfAbsence_7d_" style:display-name="$${ROWCONTEXTS=RequestsForLeaveOfAbsence}" style:family="table">
      <style:table-properties style:width="17cm" table:align="margins"/>
    </style:style>
    <style:style style:name="_24__24__7b_ROWCONTEXTS_3d_RequestsForLeaveOfAbsence_7d_.A" style:display-name="$${ROWCONTEXTS=RequestsForLeaveOfAbsence}.A" style:family="table-column">
      <style:table-column-properties style:column-width="17cm" style:rel-column-width="65535*"/>
    </style:style>
    <style:style style:name="_24__24__7b_ROWCONTEXTS_3d_RequestsForLeaveOfAbsence_7d_.A1" style:display-name="$${ROWCONTEXTS=RequestsForLeaveOfAbsence}.A1" style:family="table-cell">
      <style:table-cell-properties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style:writing-mode="page"/>
    </style:style>
    <style:style style:name="TabelleRequestsInnere.B3" style:family="table-cell">
      <style:table-cell-properties style:vertical-align="middle"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style:writing-mode="page"/>
    </style:style>
    <style:style style:name="TabelleRequestsInnere.B3" style:family="table-cell">
      <style:table-cell-properties style:vertical-align="middle" style:writing-mode="page"/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1a453" officeooo:paragraph-rsid="01614b3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1614b3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rlito" fo:font-size="10pt" fo:language="de" fo:country="DE" fo:font-weight="normal" officeooo:rsid="00ef7129" officeooo:paragraph-rsid="01614b3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5eab2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8567c4" officeooo:paragraph-rsid="015eab2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5eab28" style:font-name-asian="Arial Unicode MS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5eab28" style:font-name-asian="Arial Unicode MS" style:font-size-asian="10pt" style:font-size-complex="10pt"/>
    </style:style>
    <style:style style:name="P10" style:family="paragraph" style:parent-style-name="Table_20_Contents">
      <style:text-properties style:font-name="Carlito" fo:font-size="10pt" officeooo:rsid="01d02b66" officeooo:paragraph-rsid="015eab28" style:font-name-asian="Arial Unicode MS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5eab28" style:font-name-asian="Arial Unicode MS" style:font-size-asian="10pt" style:font-size-complex="10pt"/>
    </style:style>
    <style:style style:name="P12" style:family="paragraph" style:parent-style-name="Table_20_Contents">
      <style:text-properties style:font-name="Carlito" fo:font-size="10pt" officeooo:rsid="02064f28" officeooo:paragraph-rsid="015eab28" style:font-name-asian="Arial Unicode MS" style:font-size-asian="10pt" style:font-size-complex="10pt"/>
    </style:style>
    <style:style style:name="P13" style:family="paragraph" style:parent-style-name="Table_20_Contents">
      <style:paragraph-properties style:vertical-align="middle"/>
      <style:text-properties style:font-name="Carlito" fo:font-size="6pt" officeooo:paragraph-rsid="015eab28" style:font-size-asian="6pt" style:font-size-complex="6pt"/>
    </style:style>
    <style:style style:name="P14" style:family="paragraph" style:parent-style-name="Table_20_Contents">
      <style:text-properties style:font-name="Carlito" fo:font-size="6pt" officeooo:paragraph-rsid="015eab28" style:font-size-asian="5.25pt" style:font-size-complex="6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6pt" fo:language="de" fo:country="DE" fo:font-weight="normal" officeooo:rsid="00ef7129" officeooo:paragraph-rsid="01614b3b" style:font-name-asian="Arial Unicode MS" style:font-size-asian="5.25pt" style:language-asian="de" style:country-asian="DE" style:font-weight-asian="normal" style:font-name-complex="Mangal1" style:font-size-complex="6pt" style:language-complex="ar" style:country-complex="SA" style:font-weight-complex="normal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rlito" fo:font-size="6pt" fo:language="de" fo:country="DE" fo:font-weight="normal" officeooo:rsid="00ef7129" officeooo:paragraph-rsid="01614b3b" style:font-name-asian="Arial Unicode MS" style:font-size-asian="5.25pt" style:language-asian="de" style:country-asian="DE" style:font-weight-asian="normal" style:font-name-complex="Mangal1" style:font-size-complex="6pt" style:language-complex="ar" style:country-complex="SA" style:font-weight-complex="normal"/>
    </style:style>
    <style:style style:name="P17" style:family="paragraph" style:parent-style-name="Table_20_Contents">
      <style:text-properties style:font-name="Carlito" fo:font-size="6pt" officeooo:paragraph-rsid="015eab28" style:font-name-asian="Arial Unicode MS" style:font-size-asian="6pt" style:font-size-complex="6pt"/>
    </style:style>
    <style:style style:name="P18" style:family="paragraph" style:parent-style-name="Table_20_Contents">
      <style:text-properties style:font-name="Carlito" officeooo:rsid="0170a4c7" officeooo:paragraph-rsid="015eab28"/>
    </style:style>
    <style:style style:name="P19" style:family="paragraph" style:parent-style-name="Table_20_Contents">
      <style:text-properties style:font-name="Carlito" officeooo:paragraph-rsid="015eab28" style:font-name-asian="Arial Unicode MS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language="de" fo:country="DE" fo:font-weight="normal" officeooo:rsid="0133f05b" officeooo:paragraph-rsid="015eab28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fo:language="de" fo:country="DE" fo:font-weight="normal" officeooo:rsid="00ef7129" officeooo:paragraph-rsid="015eab2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2" style:family="paragraph" style:parent-style-name="Default">
      <style:paragraph-properties fo:text-align="start" style:justify-single-word="false"/>
      <style:text-properties fo:color="#000000" loext:opacity="100%" style:font-name="Carlito" fo:font-size="10pt" fo:language="de" fo:country="DE" fo:font-weight="normal" officeooo:rsid="01a69c75" officeooo:paragraph-rsid="015eab2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3" style:family="paragraph" style:parent-style-name="Standard">
      <style:text-properties fo:color="#000000" loext:opacity="100%" style:font-name="Carlito" fo:font-size="10pt" fo:language="de" fo:country="DE" fo:font-weight="normal" officeooo:rsid="0133f05b" officeooo:paragraph-rsid="015eab28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4" style:family="paragraph" style:parent-style-name="Standard">
      <style:text-properties fo:color="#000000" loext:opacity="100%" style:font-name="Carlito" fo:font-size="10pt" officeooo:rsid="014053bd" officeooo:paragraph-rsid="015eab28" style:font-size-asian="10pt" style:font-size-complex="10pt"/>
    </style:style>
    <style:style style:name="P25" style:family="paragraph" style:parent-style-name="Standard">
      <style:text-properties fo:color="#000000" loext:opacity="100%" style:font-name="Carlito" fo:font-size="10pt" officeooo:rsid="014053bd" officeooo:paragraph-rsid="0172b4b3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6pt" fo:language="en" fo:country="GB" fo:font-weight="normal" officeooo:rsid="016c817c" officeooo:paragraph-rsid="01614b3b" fo:background-color="#e8f2fe" style:font-name-asian="Consolas" style:font-size-asian="5.25pt" style:language-asian="de" style:country-asian="DE" style:font-weight-asian="normal" style:font-name-complex="Consolas" style:font-size-complex="6pt" style:language-complex="ar" style:country-complex="SA" style:font-weight-complex="normal"/>
    </style:style>
    <style:style style:name="P27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5eab28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8" style:family="paragraph" style:parent-style-name="Heading_20_1">
      <style:text-properties style:font-name="Carlito" fo:font-size="10pt" fo:language="de" fo:country="DE" officeooo:rsid="016a12a6" officeooo:paragraph-rsid="015eab28" style:font-size-asian="10pt" style:font-size-complex="10pt"/>
    </style:style>
    <style:style style:name="P29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font-weight="normal" officeooo:rsid="019271de" officeooo:paragraph-rsid="015eab2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0" style:family="paragraph" style:parent-style-name="Heading_20_1">
      <style:paragraph-properties fo:margin-left="0cm" fo:margin-top="0.222cm" fo:margin-bottom="0.011cm" style:contextual-spacing="false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" fo:font-size="18pt" officeooo:rsid="017543ee" officeooo:paragraph-rsid="015eab28" style:font-size-asian="18pt" style:font-size-complex="18pt"/>
    </style:style>
    <style:style style:name="P31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5eab28" style:font-size-asian="6pt" style:font-size-complex="6pt"/>
    </style:style>
    <style:style style:name="P32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5eab28" style:font-size-asian="5.25pt" style:font-size-complex="6pt"/>
    </style:style>
    <style:style style:name="P33" style:family="paragraph" style:parent-style-name="Heading_20_9">
      <style:paragraph-properties fo:margin-top="0cm" fo:margin-bottom="0cm" style:contextual-spacing="false"/>
      <style:text-properties style:font-name="Carlito" fo:font-size="10pt" fo:font-weight="normal" officeooo:paragraph-rsid="015eab28" style:font-size-asian="10pt" style:font-weight-asian="normal" style:font-size-complex="10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fo:color="#000000" loext:opacity="100%" fo:language="en" fo:country="GB" officeooo:rsid="014c6553" fo:background-color="#e8f2fe" loext:char-shading-value="0" style:font-name-asian="Consolas" style:font-name-complex="Consolas"/>
    </style:style>
    <style:style style:name="T10" style:family="text">
      <style:text-properties fo:color="#000000" loext:opacity="100%" fo:language="en" fo:country="GB" officeooo:rsid="0145e4ba" fo:background-color="#e8f2fe" loext:char-shading-value="0" style:font-name-asian="Consolas" style:font-name-complex="Consolas"/>
    </style:style>
    <style:style style:name="T11" style:family="text">
      <style:text-properties fo:color="#000000" loext:opacity="100%" fo:language="en" fo:country="GB" officeooo:rsid="01492caf" fo:background-color="#e8f2fe" loext:char-shading-value="0" style:font-name-asian="Consolas" style:font-name-complex="Consolas"/>
    </style:style>
    <style:style style:name="T12" style:family="text">
      <style:text-properties fo:color="#000000" loext:opacity="100%" fo:language="en" fo:country="GB" officeooo:rsid="0131a453" fo:background-color="transparent" loext:char-shading-value="0" style:font-name-asian="Consolas" style:font-name-complex="Consolas"/>
    </style:style>
    <style:style style:name="T13" style:family="text">
      <style:text-properties fo:color="#000000" loext:opacity="100%" officeooo:rsid="0131a453" fo:background-color="transparent" loext:char-shading-value="0" style:font-name-asian="Consolas" style:font-name-complex="Consolas"/>
    </style:style>
    <style:style style:name="T14" style:family="text">
      <style:text-properties fo:color="#000000" loext:opacity="100%" officeooo:rsid="01614b3b" fo:background-color="transparent" loext:char-shading-value="0" style:font-name-asian="Consolas" style:font-name-complex="Consolas"/>
    </style:style>
    <style:style style:name="T15" style:family="text">
      <style:text-properties fo:color="#000000" loext:opacity="100%" officeooo:rsid="01445641" fo:background-color="#e8f2fe" loext:char-shading-value="0" style:font-name-asian="Consolas" style:font-name-complex="Consolas"/>
    </style:style>
    <style:style style:name="T16" style:family="text">
      <style:text-properties fo:color="#000000" loext:opacity="100%" officeooo:rsid="01614b3b" fo:background-color="#e8f2fe" loext:char-shading-value="0" style:font-name-asian="Consolas" style:font-name-complex="Consolas"/>
    </style:style>
    <style:style style:name="T17" style:family="text">
      <style:text-properties fo:color="#000000" loext:opacity="100%" style:font-name="Carlito" fo:language="en" fo:country="GB" fo:font-weight="normal" officeooo:rsid="015ab018" fo:background-color="#e8f2fe" loext:char-shading-value="0" style:font-name-asian="Consolas" style:language-asian="de" style:country-asian="DE" style:font-weight-asian="normal" style:font-name-complex="Consolas" style:language-complex="ar" style:country-complex="SA" style:font-weight-complex="normal"/>
    </style:style>
    <style:style style:name="T18" style:family="text">
      <style:text-properties officeooo:rsid="0131a453"/>
    </style:style>
    <style:style style:name="T19" style:family="text">
      <style:text-properties officeooo:rsid="013b45c6"/>
    </style:style>
    <style:style style:name="T20" style:family="text">
      <style:text-properties officeooo:rsid="013243ff"/>
    </style:style>
    <style:style style:name="T21" style:family="text">
      <style:text-properties officeooo:rsid="013d49d1"/>
    </style:style>
    <style:style style:name="T22" style:family="text">
      <style:text-properties officeooo:rsid="01578240"/>
    </style:style>
    <style:style style:name="T23" style:family="text">
      <style:text-properties officeooo:rsid="01abff55"/>
    </style:style>
    <style:style style:name="T24" style:family="text">
      <style:text-properties fo:language="de" fo:country="DE"/>
    </style:style>
    <style:style style:name="T25" style:family="text">
      <style:text-properties fo:language="de" fo:country="DE" officeooo:rsid="015851ab"/>
    </style:style>
    <style:style style:name="T26" style:family="text">
      <style:text-properties fo:language="de" fo:country="DE" officeooo:rsid="018272af"/>
    </style:style>
    <style:style style:name="T27" style:family="text">
      <style:text-properties officeooo:rsid="019fef18"/>
    </style:style>
    <style:style style:name="T28" style:family="text">
      <style:text-properties officeooo:rsid="01958965"/>
    </style:style>
    <style:style style:name="T29" style:family="text">
      <style:text-properties officeooo:rsid="01f32772"/>
    </style:style>
    <style:style style:name="T30" style:family="text">
      <style:text-properties officeooo:rsid="02064f28"/>
    </style:style>
    <style:style style:name="T31" style:family="text">
      <style:text-properties officeooo:rsid="01d1d9e9"/>
    </style:style>
    <style:style style:name="T32" style:family="text">
      <style:text-properties officeooo:rsid="019d96b5"/>
    </style:style>
    <style:style style:name="T33" style:family="text">
      <style:text-properties officeooo:rsid="01a95ae4"/>
    </style:style>
    <style:style style:name="T34" style:family="text">
      <style:text-properties officeooo:rsid="01623a2f"/>
    </style:style>
    <style:style style:name="T35" style:family="text">
      <style:text-properties officeooo:rsid="0172b4b3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$-&gt;tubaf/stu/common/topWithAddress<text:span text:style-name="T8">AndContact</text:span>.odt</text:p>
      <text:h text:style-name="P28" text:outline-level="1"/>
      <table:table table:name="$${ROWCONTEXTS=RequestsForLeaveOfAbsence}" table:style-name="_24__24__7b_ROWCONTEXTS_3d_RequestsForLeaveOfAbsence_7d_">
        <table:table-column table:style-name="_24__24__7b_ROWCONTEXTS_3d_RequestsForLeaveOfAbsence_7d_.A"/>
        <table:table-row>
          <table:table-cell table:style-name="_24__24__7b_ROWCONTEXTS_3d_RequestsForLeaveOfAbsence_7d_.A1" office:value-type="string">
            <text:p text:style-name="P18"><office:annotation loext:resolved="false"><dc:creator>Unbekannter Autor</dc:creator><dc:date>2024-07-01T08:48:22.637000000</dc:date><text:p text:style-name="P34"><text:span text:style-name="T36">$if('$$org.apache.commons.lang.StringUtils.contains('$${ReasonableReqType.Description}','rlaub')'!='true' |'$${ApprovalStatusValue.HiskeyId}' != '4000' , skip)</text:span></text:p></office:annotation></text:p>
            <table:table table:name="TabelleRequestsInnere" table:style-name="TabelleRequestsInnere">
              <table:table-column table:style-name="TabelleRequestsInnere.A"/>
              <table:table-column table:style-name="TabelleRequestsInnere.B"/>
              <table:table-row>
                <table:table-cell table:style-name="TabelleRequestsInnere.A1" table:number-columns-spanned="2" office:value-type="string">
                  <text:h text:style-name="P30" text:outline-level="1"><text:span text:style-name="T25">B</text:span><text:span text:style-name="T24">escheid über </text:span><text:span text:style-name="T26">den Antrag auf Beurlaubung</text:span></text:h>
                  <text:h text:style-name="P29" text:outline-level="1">Ihr Antrag vom $$Receiptdate</text:h>
                </table:table-cell>
                <table:covered-table-cell/>
              </table:table-row>
              <table:table-row>
                <table:table-cell table:style-name="TabelleRequestsInnere.A1" table:number-columns-spanned="2" office:value-type="string">
                  <text:p text:style-name="P20"><text:span text:style-name="T4"/></text:p>
                  <text:p text:style-name="P20">$-&gt;tubaf/stu/common/salutationForLetter.odt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31" text:outline-level="3"/>
                </table:table-cell>
                <table:table-cell table:style-name="TabelleRequestsInnere.B3" office:value-type="string">
                  <text:p text:style-name="P13"/>
                </table:table-cell>
              </table:table-row>
              <table:table-row>
                <table:table-cell table:style-name="TabelleRequestsInnere.A1" table:number-columns-spanned="2" office:value-type="string">
                  <text:p text:style-name="P5"><text:span text:style-name="T18">auf der Grundlage der vorliegenden Antragsunterlagen wird Ihnen gemäß </text:span><text:span text:style-name="T19">§ </text:span><text:span text:style-name="T18">12 Immatrikulationsordnung der TU Bergakademi</text:span><text:span text:style-name="T20">e</text:span><text:span text:style-name="T18"> Freiberg vom 19.04.2010 in der geltenden Fassung ein</text:span><text:span text:style-name="T21">e</text:span><text:span text:style-name="T18"> Beu</text:span><text:span text:style-name="T20">r</text:span><text:span text:style-name="T18">laubung </text:span><text:span text:style-name="T21">vom</text:span><text:span text:style-name="T18"> Studium </text:span><text:span text:style-name="T21">für das</text:span></text:p>
                  <text:p text:style-name="P16"><text:span text:style-name="T9"/></text:p>
                  <text:p text:style-name="P4"><text:span text:style-name="T18"><text:tab/><text:tab/><text:tab/></text:span><text:span text:style-name="T12">$$</text:span><text:span text:style-name="T9">P</text:span><text:span text:style-name="T11">eriod.Longtext</text:span></text:p>
                  <text:p text:style-name="P15"><text:span text:style-name="T10"/></text:p>
                  <text:p text:style-name="P3"><text:span text:style-name="T22">abgelehnt</text:span>.</text:p>
                  <text:p text:style-name="P15"/>
                  <text:p text:style-name="P4"><text:span text:style-name="T18">Beurlaubungsgrund:<text:tab/></text:span><text:span text:style-name="T13">$$</text:span><text:span text:style-name="T14">ReasonableReqType</text:span><text:span text:style-name="T15">.</text:span><text:span text:style-name="T16">Description</text:span></text:p>
                  <text:p text:style-name="P26"><text:span text:style-name="T17"/>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32" text:outline-level="3"/>
                </table:table-cell>
                <table:table-cell table:style-name="TabelleRequestsInnere.B3" office:value-type="string">
                  <text:p text:style-name="P14"/>
                </table:table-cell>
              </table:table-row>
              <table:table-row>
                <table:table-cell table:style-name="TabelleRequestsInnere.A1" table:number-columns-spanned="2" office:value-type="string">
                  <text:h text:style-name="P33" text:outline-level="9"><text:span text:style-name="T27">Begründung</text:span>:</text:h>
                  <text:p text:style-name="P7">$${customSettings.Comment| - }</text:p>
                </table:table-cell>
                <table:covered-table-cell/>
              </table:table-row>
            </table:table>
            <text:p text:style-name="P18"/>
          </table:table-cell>
        </table:table-row>
        <table:table-row>
          <table:table-cell table:style-name="_24__24__7b_ROWCONTEXTS_3d_RequestsForLeaveOfAbsence_7d_.A1" office:value-type="string">
            <text:p text:style-name="P14"/>
          </table:table-cell>
        </table:table-row>
      </table:table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8"><office:annotation loext:resolved="false"><dc:creator>Unbekannter Autor</dc:creator><dc:date>2024-07-12T17:55:00.377000000</dc:date><text:p text:style-name="P34"><text:span text:style-name="T36">$if('$$org.apache.commons.lang.StringUtils.contains('$${ReasonableReqType.Description}','rlaub')'!='true' | ('$${ApprovalStatusValue.HiskeyId}' = '4000' | ApprovalStatusValue.Uniquename = 'S') | ('$${ProcessingStatusValue.Id}' = '25007' | '$${ProcessingStatusValue.Id}' = '25008'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9">Es ist kein <text:span text:style-name="T28">abgelehnter</text:span> Antrag „<text:span text:style-name="T34">Urlaub</text:span>“ vorhanden.</text:p>
                  <text:p text:style-name="P9">Wenn es solch einen Antrag gibt, ist der Student ggfs. noch nicht gespeichert.</text:p>
                  <text:p text:style-name="P9"/>
                  <text:p text:style-name="P9">Oder es gibt bereits einen <text:span text:style-name="T28">genehmigten</text:span> Antrag.</text:p>
                  <text:p text:style-name="P11">Diesen dann ggfs. Stornieren.</text:p>
                  <text:p text:style-name="P9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0">Technische Informationen zu einem statt dessen gefundenen Antrag des Studenten <text:span text:style-name="T29">(ggfs. zur Fehlersuche)</text:span>:</text:p>
                  <text:p text:style-name="P10">ObjGuid: <text:s text:c="59"/>$${ObjGuid}</text:p>
                  <text:p text:style-name="P10">ReasonableReqType.RequestType.Id…. <text:s text:c="5"/>$${ReasonableReqType.RequestType.Id} - <text:span text:style-name="T30">$${ReasonableReqType.RequestType.Defaulttext}</text:span></text:p>
                  <text:p text:style-name="P10">ReasonableReqType.StatementOfFactId….<text:span text:style-name="T30">$</text:span>${ReasonableReqType.StatementOfFactId}</text:p>
                  <text:p text:style-name="P10">ApprovalStatusValue.Id…. <text:s text:c="29"/>$${ApprovalStatusValue.Id<text:span text:style-name="T31">} - </text:span><text:span text:style-name="T30">$${ApprovalStatusValue.Defaulttext}</text:span></text:p>
                  <text:p text:style-name="P12">Processi<text:span text:style-name="T32">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9"/>
                </table:table-cell>
              </table:table-row>
            </table:table>
            <text:p text:style-name="P17"/>
            <text:p text:style-name="P17"/>
          </table:table-cell>
        </table:table-row>
      </table:table>
      <text:p text:style-name="P6"/>
      <text:p text:style-name="P6">$#!report.var.tubaf.cm.stu.HinweisfeldRechtsbehelfsbelehrung</text:p>
      <text:p text:style-name="P21"/>
      <text:p text:style-name="P23">$-&gt;tubaf/stu/common/<text:span text:style-name="T33">bottomGreetingsWithClerk</text:span>.odt</text:p>
      <text:p text:style-name="P22"/>
      <text:p text:style-name="P25">$#!report.var.tubaf.cm.stu.disclaimer<text:span text:style-name="T35">Request</text:span><text:span text:style-name="T23">Short</text:span></text:p>
      <text:p text:style-name="P24">$#!report.var.tubaf.cm.stu.disclaimer<text:span text:style-name="T23">Shor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3:12:50.782000000</dc:date>
    <meta:generator>LibreOffice/7.6.4.1$Windows_x86 LibreOffice_project/e19e193f88cd6c0525a17fb7a176ed8e6a3e2aa1</meta:generator>
    <meta:editing-duration>P7DT14H56M58S</meta:editing-duration>
    <meta:editing-cycles>551</meta:editing-cycles>
    <meta:document-statistic meta:table-count="4" meta:image-count="0" meta:object-count="0" meta:page-count="1" meta:paragraph-count="28" meta:word-count="113" meta:character-count="1578" meta:non-whitespace-character-count="1368"/>
  </office:meta>
</office:document-meta>
</file>